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6.85cm" fo:min-width="7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648cm"/>
    </style:style>
    <style:style style:name="P1" style:family="paragraph">
      <style:text-properties fo:font-family="'ChunkFive Roman'" style:font-pitch="variable"/>
    </style:style>
    <style:style style:name="P2" style:family="paragraph">
      <style:text-properties fo:color="#ffd320" fo:font-family="'ChunkFive Roman'" style:font-pitch="variable" fo:font-size="96pt" style:font-size-asian="96pt" style:font-size-complex="96pt"/>
    </style:style>
    <style:style style:name="P3" style:family="paragraph">
      <style:paragraph-properties fo:line-height="100%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4" style:family="paragraph">
      <style:paragraph-properties fo:margin-left="2cm" fo:margin-right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5" style:family="paragraph">
      <style:paragraph-properties fo:margin-left="2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6" style:family="paragraph">
      <style:paragraph-properties fo:margin-left="1.4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7" style:family="paragraph">
      <style:paragraph-properties fo:margin-left="0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8" style:family="paragraph">
      <style:paragraph-properties fo:margin-left="2cm" fo:margin-right="0cm" fo:line-height="100%" fo:text-indent="0cm">
        <style:tab-stops>
          <style:tab-stop style:position="3.225cm"/>
          <style:tab-stop style:position="3.473cm"/>
        </style:tab-stops>
      </style:paragraph-properties>
      <style:text-properties fo:font-family="'ChunkFive Roman'" style:font-pitch="variable"/>
    </style:style>
    <style:style style:name="P9" style:family="paragraph">
      <style:paragraph-properties fo:line-height="100%">
        <style:tab-stops>
          <style:tab-stop style:position="5.622cm"/>
        </style:tab-stops>
      </style:paragraph-properties>
      <style:text-properties fo:font-family="'ChunkFive Roman'" style:font-pitch="variable" fo:font-size="96pt" style:font-size-asian="96pt" style:font-size-complex="96pt"/>
    </style:style>
    <style:style style:name="P10" style:family="paragraph">
      <style:text-properties fo:color="#ffffff" fo:font-family="'Bebas Neue'" style:font-pitch="variable" fo:font-size="60pt" style:font-size-asian="60pt" style:font-size-complex="60pt"/>
    </style:style>
    <style:style style:name="P11" style:family="paragraph">
      <style:text-properties fo:color="#ffffff" fo:font-family="'ChunkFive Roman'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d320" fo:font-size="274.100006103516pt" style:font-size-asian="274.100006103516pt" style:font-size-complex="274.100006103516pt"/>
    </style:style>
    <style:style style:name="T2" style:family="text">
      <style:text-properties fo:color="#ff0000" fo:font-size="160pt" style:font-size-asian="160pt" style:font-size-complex="160pt"/>
    </style:style>
    <style:style style:name="T3" style:family="text">
      <style:text-properties fo:color="#00ff00" fo:font-size="125pt" style:font-size-asian="125pt" style:font-size-complex="125pt"/>
    </style:style>
    <style:style style:name="T4" style:family="text">
      <style:text-properties fo:color="#ff0000" fo:font-size="120pt" style:font-size-asian="120pt" style:font-size-complex="120pt"/>
    </style:style>
    <style:style style:name="T5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6" style:family="text">
      <style:text-properties fo:color="#ffffff" fo:font-family="'Bebas Neue'" style:font-pitch="variable" fo:font-size="60pt" style:font-size-asian="60pt" style:font-size-complex="60pt"/>
    </style:style>
    <style:style style:name="T7" style:family="text">
      <style:text-properties fo:color="#ffff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2cm"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1.2cm" text:min-label-width="2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➢">
        <style:list-level-properties text:min-label-width="2cm"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-0.021cm" text:min-label-width="2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fo:color="#ffffff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3.112cm" svg:height="11.855cm" svg:x="6.9cm" svg:y="5.5cm">
          <draw:text-box>
            <text:p text:style-name="P1"><text:span text:style-name="T1">Quite Frankly...</text:span></text:p>
          </draw:text-box>
        </draw:frame>
        <draw:frame draw:style-name="gr2" draw:text-style-name="P9" draw:layer="layout" svg:width="72cm" svg:height="87.1cm" svg:x="7.1cm" svg:y="19.8cm">
          <draw:text-box>
            <text:p text:style-name="P3"><text:span text:style-name="T2">Benchmarking is rarely good science</text:span></text:p>
            <text:list text:style-name="L3">
              <text:list-item>
                <text:list>
                  <text:list-item>
                    <text:p text:style-name="P4"><text:span text:style-name="T3">Look to Design of Experiment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  <text:p text:style-name="P3"><text:span text:style-name="T2">Federation can't deal well with corner cases.</text:span></text:p>
            <text:list text:style-name="L3">
              <text:list-item>
                <text:list>
                  <text:list-item>
                    <text:p text:style-name="P5"><text:span text:style-name="T3">We need real Data Profiling</text:span></text:p>
                  </text:list-item>
                </text:list>
              </text:list-item>
            </text:list>
            <text:p text:style-name="P6"><text:span text:style-name="T4"/></text:p>
            <text:p text:style-name="P7"><text:span text:style-name="T2">Nobody will put up public SPARQL Endpoints anyway</text:span></text:p>
            <text:list text:style-name="L1">
              <text:list-item>
                <text:list>
                  <text:list-header>
                    <text:p text:style-name="P3"><text:span text:style-name="T5">...says the database people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Look into hyperme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4.3cm" svg:height="5.331cm" svg:x="7.4cm" svg:y="109.469cm">
          <draw:text-box>
            <text:p text:style-name="P10"><text:span text:style-name="T6">Kjetil Kjernsmo, University of Oslo</text:span></text:p>
          </draw:text-box>
        </draw:frame>
        <draw:frame draw:style-name="gr4" draw:text-style-name="P11" draw:layer="layout" svg:width="26.148cm" svg:height="4.685cm" svg:x="56.3cm" svg:y="110.198cm">
          <draw:text-box>
            <text:p text:style-name="P11"><text:span text:style-name="T7">Problems worthy of attack</text:span></text:p>
            <text:p text:style-name="P11"><text:span text:style-name="T7">Prove their worth by hitting back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iet H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36:43</meta:creation-date>
    <dc:date>2013-06-28T20:30:28</dc:date>
    <meta:editing-duration>PT5H35M54S</meta:editing-duration>
    <meta:editing-cycles>9</meta:editing-cycles>
    <meta:generator>LibreOffice/3.5$Linux_X86_64 LibreOffice_project/350m1$Build-2</meta:generator>
    <meta:print-date>2013-06-28T15:54:48</meta:print-date>
    <meta:document-statistic meta:object-count="4"/>
  </office:meta>
</office:document-meta>
</file>